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482cm" fo:min-width="16.7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8.774cm" fo:min-width="16.52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5cm" svg:height="13cm" svg:x="5cm" svg:y="3.5cm">
          <text:p text:style-name="P1">ID<text:tab/><text:tab/><text:tab/><text:tab/><text:tab/><text:tab/><text:tab/><text:tab/> NUMBER</text:p>
          <text:p text:style-name="P1">NOME<text:tab/><text:tab/><text:tab/><text:tab/><text:tab/> <text:tab/><text:tab/> STRING</text:p>
          <text:p text:style-name="P1">RG<text:tab/><text:tab/><text:tab/><text:tab/><text:tab/><text:tab/> <text:tab/><text:tab/> STRING</text:p>
          <text:p text:style-name="P1">CPF<text:tab/><text:tab/><text:tab/><text:tab/><text:tab/> <text:tab/><text:tab/> STRING</text:p>
          <text:p text:style-name="P1">DDD_TEL<text:tab/><text:tab/><text:tab/><text:tab/> <text:tab/><text:tab/> STRING</text:p>
          <text:p text:style-name="P1">TELEFONE<text:tab/><text:tab/><text:tab/><text:tab/> <text:tab/><text:tab/> STRING</text:p>
          <text:p text:style-name="P1">DDD_CEL<text:tab/><text:tab/><text:tab/><text:tab/> <text:tab/><text:tab/> STRING</text:p>
          <text:p text:style-name="P1">CELULAR<text:tab/><text:tab/><text:tab/><text:tab/> <text:tab/><text:tab/> STRING</text:p>
          <text:p text:style-name="P1">EMAIL<text:tab/><text:tab/><text:tab/><text:tab/><text:tab/> <text:tab/><text:tab/> STRING</text:p>
          <text:p text:style-name="P1">CEP<text:tab/><text:tab/><text:tab/><text:tab/><text:tab/> <text:tab/><text:tab/> STRING</text:p>
          <text:p text:style-name="P1">NUMERO<text:tab/><text:tab/><text:tab/><text:tab/><text:tab/><text:tab/> STRING</text:p>
          <text:p text:style-name="P1">RUA<text:tab/><text:tab/><text:tab/><text:tab/><text:tab/><text:tab/><text:tab/> STRING</text:p>
          <text:p text:style-name="P1">COMPLEMENTO<text:tab/><text:tab/><text:tab/><text:tab/><text:tab/> STRING</text:p>
          <text:p text:style-name="P1">BAIRRO<text:tab/><text:tab/><text:tab/><text:tab/><text:tab/><text:tab/><text:tab/> STRING</text:p>
          <text:p text:style-name="P1">CIDADE<text:tab/><text:tab/><text:tab/><text:tab/><text:tab/><text:tab/><text:tab/> STRING</text:p>
          <text:p text:style-name="P1">ESTADO<text:tab/><text:tab/><text:tab/><text:tab/><text:tab/><text:tab/> STR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972cm" svg:height="1.111cm" svg:x="11.7cm" svg:y="2.4cm">
          <draw:text-box>
            <text:p><text:span text:style-name="T1">DOADO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18.5cm" svg:height="13cm" svg:x="5cm" svg:y="3.5cm">
          <text:p text:style-name="P1">ID<text:tab/><text:tab/><text:tab/><text:tab/><text:tab/><text:tab/><text:tab/><text:tab/> NUMBER</text:p>
          <text:p text:style-name="P1">FAMILIA<text:tab/><text:tab/><text:tab/><text:tab/><text:tab/> <text:tab/><text:tab/> STRING</text:p>
          <text:p text:style-name="P1">RESPONSAVEL<text:tab/><text:tab/><text:tab/> <text:tab/><text:tab/> STRING</text:p>
          <text:p text:style-name="P1">ADULTOS<text:tab/><text:tab/><text:tab/><text:tab/> <text:tab/><text:tab/> NUMBER</text:p>
          <text:p text:style-name="P1">CRIANCAS<text:tab/><text:tab/><text:tab/><text:tab/><text:tab/><text:tab/> NUMBER</text:p>
          <text:p text:style-name="P1">DDD_TEL<text:tab/><text:tab/><text:tab/><text:tab/> <text:tab/><text:tab/> STRING</text:p>
          <text:p text:style-name="P1">TELEFONE<text:tab/><text:tab/><text:tab/><text:tab/> <text:tab/><text:tab/> STRING</text:p>
          <text:p text:style-name="P1">DDD_CEL<text:tab/><text:tab/><text:tab/><text:tab/> <text:tab/><text:tab/> STRING</text:p>
          <text:p text:style-name="P1">CELULAR<text:tab/><text:tab/><text:tab/><text:tab/> <text:tab/><text:tab/> STRING</text:p>
          <text:p text:style-name="P1">EMAIL<text:tab/><text:tab/><text:tab/><text:tab/><text:tab/> <text:tab/><text:tab/> STRING</text:p>
          <text:p text:style-name="P1">CEP<text:tab/><text:tab/><text:tab/><text:tab/><text:tab/> <text:tab/><text:tab/> STRING</text:p>
          <text:p text:style-name="P1">NUMERO<text:tab/><text:tab/><text:tab/><text:tab/><text:tab/><text:tab/> STRING</text:p>
          <text:p text:style-name="P1">RUA<text:tab/><text:tab/><text:tab/><text:tab/><text:tab/><text:tab/><text:tab/> STRING</text:p>
          <text:p text:style-name="P1">COMPLEMENTO<text:tab/><text:tab/><text:tab/><text:tab/><text:tab/> STRING</text:p>
          <text:p text:style-name="P1">BAIRRO<text:tab/><text:tab/><text:tab/><text:tab/><text:tab/><text:tab/><text:tab/> STRING</text:p>
          <text:p text:style-name="P1">CIDADE<text:tab/><text:tab/><text:tab/><text:tab/><text:tab/><text:tab/><text:tab/> STRING</text:p>
          <text:p text:style-name="P1">ESTADO<text:tab/><text:tab/><text:tab/><text:tab/><text:tab/><text:tab/> STR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117cm" svg:height="1.111cm" svg:x="11.7cm" svg:y="2.4cm">
          <draw:text-box>
            <text:p><text:span text:style-name="T1">FAMIL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2" draw:layer="layout" svg:width="18cm" svg:height="10cm" svg:x="5cm" svg:y="3.5cm">
          <text:p text:style-name="P1">ID<text:tab/><text:tab/><text:tab/><text:tab/><text:tab/><text:tab/><text:tab/><text:tab/> NUMBER</text:p>
          <text:p text:style-name="P1">ID_FAMILIA<text:tab/><text:tab/><text:tab/><text:tab/> <text:tab/><text:tab/> NUMBER</text:p>
          <text:p text:style-name="P1">ID_DOADOR<text:tab/><text:tab/><text:tab/> <text:tab/><text:tab/> NUMBER</text:p>
          <text:p text:style-name="P1">MES<text:tab/><text:tab/><text:tab/><text:tab/> <text:tab/><text:tab/> <text:tab/> NUMBER</text:p>
          <text:p text:style-name="P1">ANO<text:tab/><text:tab/><text:tab/><text:tab/><text:tab/><text:tab/> <text:tab/> NUMBER</text:p>
          <text:p text:style-name="P1">CESTA_BASICA<text:tab/><text:tab/><text:tab/> <text:tab/><text:tab/> STRING</text:p>
          <text:p text:style-name="P1">PRODUTO_LIMPEZA<text:tab/><text:tab/> <text:tab/><text:tab/> STRING</text:p>
          <text:p text:style-name="P1">ROUPAS<text:tab/><text:tab/><text:tab/><text:tab/> <text:tab/><text:tab/> STRING</text:p>
          <text:p text:style-name="P1">BRINQUEDOS<text:tab/><text:tab/><text:tab/> <text:tab/><text:tab/> STRING</text:p>
          <text:p text:style-name="P1">SITUACAO<text:tab/><text:tab/><text:tab/><text:tab/> <text:tab/><text:tab/> STR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414cm" svg:height="1.111cm" svg:x="11.7cm" svg:y="2.4cm">
          <draw:text-box>
            <text:p><text:span text:style-name="T1">DOACO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M44S</meta:editing-duration>
    <meta:editing-cycles>3</meta:editing-cycles>
    <meta:generator>LibreOffice/5.3.2.2$Windows_x86 LibreOffice_project/6cd4f1ef626f15116896b1d8e1398b56da0d0ee1</meta:generator>
    <dc:date>2017-12-28T00:10:49.460000000</dc:date>
    <meta:document-statistic meta:object-count="33"/>
  </office:meta>
</office:document-meta>
</file>